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  <style:style style:name="P4" style:family="paragraph" style:parent-style-name="Standard">
      <style:text-properties fo:font-weight="normal" officeooo:rsid="000adc73" officeooo:paragraph-rsid="000adc73" style:font-weight-asian="normal" style:font-weight-complex="normal"/>
    </style:style>
    <style:style style:name="T1" style:family="text">
      <style:text-properties officeooo:rsid="0004616c"/>
    </style:style>
    <style:style style:name="T2" style:family="text">
      <style:text-properties officeooo:rsid="0005f969"/>
    </style:style>
    <style:style style:name="T3" style:family="text">
      <style:text-properties officeooo:rsid="0008e2e7"/>
    </style:style>
    <style:style style:name="T4" style:family="text">
      <style:text-properties officeooo:rsid="000ad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<text:span text:style-name="T4">9</text:span></text:p>
      <text:p text:style-name="P1">EXPERIMENT NA<text:span text:style-name="T1">ME: </text:span><text:span text:style-name="T3">EPSILON NFA TO </text:span><text:span text:style-name="T4">D</text:span><text:span text:style-name="T3">FA</text:span></text:p>
      <text:p text:style-name="P1">NAME: KIRAN S BALIGA</text:p>
      <text:p text:style-name="P1">DATE: <text:span text:style-name="T3">17</text:span>-<text:span text:style-name="T1">1</text:span><text:span text:style-name="T2">1</text:span>-2022</text:p>
      <text:p text:style-name="P1"/>
      <text:p text:style-name="P2">PROGRAM</text:p>
      <text:p text:style-name="P1"/>
      <text:p text:style-name="P3">#include&lt;stdio.h&gt;</text:p>
      <text:p text:style-name="P3">#include&lt;stdlib.h&gt;</text:p>
      <text:p text:style-name="P3">#include&lt;string.h&gt;</text:p>
      <text:p text:style-name="P3">#include&lt;ctype.h&gt;</text:p>
      <text:p text:style-name="P3">#include&lt;stdbool.h&gt;</text:p>
      <text:p text:style-name="P3"/>
      <text:p text:style-name="P3">char states[100],terms[100],stack[50];</text:p>
      <text:p text:style-name="P3">int isfinal[100],resfinal[100];</text:p>
      <text:p text:style-name="P3">int ind=0,stacklen=0;</text:p>
      <text:p text:style-name="P3">char grams[20];</text:p>
      <text:p text:style-name="P3">char rhs[20][50];</text:p>
      <text:p text:style-name="P3">int count=0,rescount=0,resind=0;</text:p>
      <text:p text:style-name="P3">int sn=0,tn=0;</text:p>
      <text:p text:style-name="P3"/>
      <text:p text:style-name="P3">char resStates[100][20],restable[100][20][10];</text:p>
      <text:p text:style-name="P3"/>
      <text:p text:style-name="P3">char table[50][50][10];</text:p>
      <text:p text:style-name="P3">char hasEps[100];</text:p>
      <text:p text:style-name="P3">int eind=0;</text:p>
      <text:p text:style-name="P3"/>
      <text:p text:style-name="P3">char eclsr[50];</text:p>
      <text:p text:style-name="P3">int clsind=0;</text:p>
      <text:p text:style-name="P3"/>
      <text:p text:style-name="P3">char sstr[30];</text:p>
      <text:p text:style-name="P3">int sortString()</text:p>
      <text:p text:style-name="P3">{</text:p>
      <text:p text:style-name="P3"><text:tab/>int l=strlen(sstr);</text:p>
      <text:p text:style-name="P3"><text:tab/>for(int i=0;i&lt;l;i++)</text:p>
      <text:p text:style-name="P3"><text:tab/>{</text:p>
      <text:p text:style-name="P3"><text:tab/><text:tab/>for(int j=0;j&lt;l-1-i;j++)</text:p>
      <text:p text:style-name="P3"><text:tab/><text:tab/>{</text:p>
      <text:p text:style-name="P3"><text:tab/><text:tab/><text:tab/>if(sstr[j]&gt;sstr[j+1])</text:p>
      <text:p text:style-name="P3"><text:tab/><text:tab/><text:tab/>{</text:p>
      <text:p text:style-name="P3"><text:tab/><text:tab/><text:tab/><text:tab/>char tem=sstr[j];</text:p>
      <text:p text:style-name="P3"><text:tab/><text:tab/><text:tab/><text:tab/>sstr[j]=sstr[j+1];</text:p>
      <text:p text:style-name="P3"><text:tab/><text:tab/><text:tab/><text:tab/>sstr[j+1]=tem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/>
      <text:p text:style-name="P3">int eclfnl=0;</text:p>
      <text:p text:style-name="P3"/>
      <text:p text:style-name="P3">int eClosure(char c)</text:p>
      <text:p text:style-name="P3">{</text:p>
      <text:p text:style-name="P3"><text:soft-page-break/><text:tab/>for(int i=0;i&lt;sn;i++)</text:p>
      <text:p text:style-name="P3"><text:tab/>{</text:p>
      <text:p text:style-name="P3"><text:tab/><text:tab/>if(states[i]==c)</text:p>
      <text:p text:style-name="P3"><text:tab/><text:tab/>{<text:tab/>eclfnl=eclfnl|isfinal[i];</text:p>
      <text:p text:style-name="P3"><text:tab/><text:tab/><text:tab/>if(strcmp(table[i][tn],"-")!=0)</text:p>
      <text:p text:style-name="P3"><text:tab/><text:tab/><text:tab/>{</text:p>
      <text:p text:style-name="P3"><text:tab/><text:tab/><text:tab/><text:tab/>strcat(eclsr,table[i][tn]);</text:p>
      <text:p text:style-name="P3"><text:tab/><text:tab/><text:tab/><text:tab/>clsind+=strlen(table[i][tn]);</text:p>
      <text:p text:style-name="P3"><text:tab/><text:tab/><text:tab/><text:tab/>for(int j=0;j&lt;strlen(table[i][tn]);j++)</text:p>
      <text:p text:style-name="P3"><text:tab/><text:tab/><text:tab/><text:tab/>{</text:p>
      <text:p text:style-name="P3"><text:tab/><text:tab/><text:tab/><text:tab/><text:tab/>eClosure(table[i][tn][j]);</text:p>
      <text:p text:style-name="P3"><text:tab/><text:tab/><text:tab/><text:tab/>}</text:p>
      <text:p text:style-name="P3"><text:tab/><text:tab/><text:tab/>}</text:p>
      <text:p text:style-name="P3"><text:tab/><text:tab/><text:tab/>break;</text:p>
      <text:p text:style-name="P3"><text:tab/><text:tab/>}</text:p>
      <text:p text:style-name="P3"><text:tab/>}</text:p>
      <text:p text:style-name="P3"><text:tab/>return 0;</text:p>
      <text:p text:style-name="P3">}</text:p>
      <text:p text:style-name="P3"/>
      <text:p text:style-name="P3"/>
      <text:p text:style-name="P3">int main()</text:p>
      <text:p text:style-name="P3">{</text:p>
      <text:p text:style-name="P3"><text:tab/>printf("Number of states\t");</text:p>
      <text:p text:style-name="P3"><text:tab/>scanf("%d",&amp;sn);</text:p>
      <text:p text:style-name="P3"><text:tab/>printf("Number of terminals\t");</text:p>
      <text:p text:style-name="P3"><text:tab/>scanf("%d",&amp;tn);</text:p>
      <text:p text:style-name="P3"><text:tab/>getchar();</text:p>
      <text:p text:style-name="P3"><text:tab/>printf("Enter States\t");</text:p>
      <text:p text:style-name="P3"><text:tab/>for(int i=0;i&lt;sn;i++)</text:p>
      <text:p text:style-name="P3"><text:tab/>{</text:p>
      <text:p text:style-name="P3"><text:tab/><text:tab/>states[i]=getchar();</text:p>
      <text:p text:style-name="P3"><text:tab/><text:tab/>getchar();</text:p>
      <text:p text:style-name="P3"><text:tab/><text:tab/></text:p>
      <text:p text:style-name="P3"><text:tab/>}</text:p>
      <text:p text:style-name="P3"><text:tab/>printf("Enter terminals\t");</text:p>
      <text:p text:style-name="P3"><text:tab/>for(int i=0;i&lt;tn;i++)</text:p>
      <text:p text:style-name="P3"><text:tab/>{</text:p>
      <text:p text:style-name="P3"><text:tab/><text:tab/>terms[i]=getchar();</text:p>
      <text:p text:style-name="P3"><text:tab/><text:tab/>getchar();</text:p>
      <text:p text:style-name="P3"><text:tab/>}</text:p>
      <text:p text:style-name="P3"><text:tab/>printf("Transition table\n");</text:p>
      <text:p text:style-name="P3"><text:tab/>for(int i=0;i&lt;tn;i++)</text:p>
      <text:p text:style-name="P3"><text:tab/>{</text:p>
      <text:p text:style-name="P3"><text:tab/><text:tab/>printf("\t%c",terms[i]);</text:p>
      <text:p text:style-name="P3"><text:tab/>}</text:p>
      <text:p text:style-name="P3"><text:tab/>printf("\tepsln\tFinal?\n");</text:p>
      <text:p text:style-name="P3"><text:tab/>for(int i=0;i&lt;sn;i++)</text:p>
      <text:p text:style-name="P3"><text:tab/>{</text:p>
      <text:p text:style-name="P3"><text:tab/><text:tab/>printf("%c\t",states[i]);</text:p>
      <text:p text:style-name="P3"><text:tab/><text:tab/>for(int j=0;j&lt;tn+2;j++)</text:p>
      <text:p text:style-name="P3"><text:tab/><text:tab/>{</text:p>
      <text:p text:style-name="P3"><text:tab/><text:tab/><text:tab/>scanf("%s",table[i][j]);</text:p>
      <text:p text:style-name="P3"><text:soft-page-break/><text:tab/><text:tab/><text:tab/>if(j==tn&amp;&amp;strcmp(table[i][j],"-")!=0)</text:p>
      <text:p text:style-name="P3"><text:tab/><text:tab/><text:tab/>{</text:p>
      <text:p text:style-name="P3"><text:tab/><text:tab/><text:tab/><text:tab/>hasEps[eind]=states[i];</text:p>
      <text:p text:style-name="P3"><text:tab/><text:tab/><text:tab/><text:tab/>eind++;</text:p>
      <text:p text:style-name="P3"><text:tab/><text:tab/><text:tab/>}</text:p>
      <text:p text:style-name="P3"><text:tab/><text:tab/><text:tab/>if(j==tn+1)</text:p>
      <text:p text:style-name="P3"><text:tab/><text:tab/><text:tab/>{</text:p>
      <text:p text:style-name="P3"><text:tab/><text:tab/><text:tab/><text:tab/>if(strcmp(table[i][j],"y")==0)</text:p>
      <text:p text:style-name="P3"><text:tab/><text:tab/><text:tab/><text:tab/>{</text:p>
      <text:p text:style-name="P3"><text:tab/><text:tab/><text:tab/><text:tab/>isfinal[i]=1;</text:p>
      <text:p text:style-name="P3"><text:tab/><text:tab/><text:tab/><text:tab/>}</text:p>
      <text:p text:style-name="P3"><text:tab/><text:tab/><text:tab/><text:tab/>else</text:p>
      <text:p text:style-name="P3"><text:tab/><text:tab/><text:tab/><text:tab/>isfinal[i]=0;</text:p>
      <text:p text:style-name="P3"><text:tab/><text:tab/><text:tab/>}</text:p>
      <text:p text:style-name="P3"><text:tab/><text:tab/>}</text:p>
      <text:p text:style-name="P3"><text:tab/>}</text:p>
      <text:p text:style-name="P3"/>
      <text:p text:style-name="P3"><text:tab/>for(int i=0;i&lt;eind;i++)</text:p>
      <text:p text:style-name="P3"><text:tab/>{</text:p>
      <text:p text:style-name="P3"><text:tab/><text:tab/>eclsr[0]='\0';</text:p>
      <text:p text:style-name="P3"><text:tab/><text:tab/>clsind=0;</text:p>
      <text:p text:style-name="P3"><text:tab/><text:tab/>eClosure(hasEps[i]);</text:p>
      <text:p text:style-name="P3"><text:tab/><text:tab/>for(int j=0;j&lt;sn;j++)</text:p>
      <text:p text:style-name="P3"><text:tab/><text:tab/>{</text:p>
      <text:p text:style-name="P3"><text:tab/><text:tab/><text:tab/>for(int k=0;k&lt;tn;k++)</text:p>
      <text:p text:style-name="P3"><text:tab/><text:tab/><text:tab/>{</text:p>
      <text:p text:style-name="P3"><text:tab/><text:tab/><text:tab/><text:tab/>for(int l=0;l&lt;strlen(table[j][k]);l++)</text:p>
      <text:p text:style-name="P3"><text:tab/><text:tab/><text:tab/><text:tab/>{</text:p>
      <text:p text:style-name="P3"><text:tab/><text:tab/><text:tab/><text:tab/><text:tab/>if(table[j][k][l]==hasEps[i])</text:p>
      <text:p text:style-name="P3"><text:tab/><text:tab/><text:tab/><text:tab/><text:tab/>{</text:p>
      <text:p text:style-name="P3"><text:tab/><text:tab/><text:tab/><text:tab/><text:tab/><text:tab/>for(int p=0;p&lt;clsind;p++)</text:p>
      <text:p text:style-name="P3"><text:tab/><text:tab/><text:tab/><text:tab/><text:tab/><text:tab/>{</text:p>
      <text:p text:style-name="P3"><text:tab/><text:tab/><text:tab/><text:tab/><text:tab/><text:tab/><text:tab/>int flag=1;</text:p>
      <text:p text:style-name="P3"><text:tab/><text:tab/><text:tab/><text:tab/><text:tab/><text:tab/><text:tab/>for(int o=0;o&lt;strlen(table[j][k]);o++)</text:p>
      <text:p text:style-name="P3"><text:tab/><text:tab/><text:tab/><text:tab/><text:tab/><text:tab/><text:tab/>{</text:p>
      <text:p text:style-name="P3"><text:tab/><text:tab/><text:tab/><text:tab/><text:tab/><text:tab/><text:tab/><text:tab/>if(table[j][k][o]==eclsr[p])</text:p>
      <text:p text:style-name="P3"><text:tab/><text:tab/><text:tab/><text:tab/><text:tab/><text:tab/><text:tab/><text:tab/>{</text:p>
      <text:p text:style-name="P3"><text:tab/><text:tab/><text:tab/><text:tab/><text:tab/><text:tab/><text:tab/><text:tab/><text:tab/>flag=0;</text:p>
      <text:p text:style-name="P3"><text:tab/><text:tab/><text:tab/><text:tab/><text:tab/><text:tab/><text:tab/><text:tab/><text:tab/>break;</text:p>
      <text:p text:style-name="P3"><text:tab/><text:tab/><text:tab/><text:tab/><text:tab/><text:tab/><text:tab/><text:tab/>}</text:p>
      <text:p text:style-name="P3"><text:tab/><text:tab/><text:tab/><text:tab/><text:tab/><text:tab/><text:tab/>}</text:p>
      <text:p text:style-name="P3"><text:tab/><text:tab/><text:tab/><text:tab/><text:tab/><text:tab/><text:tab/>if(flag)</text:p>
      <text:p text:style-name="P3"><text:tab/><text:tab/><text:tab/><text:tab/><text:tab/><text:tab/><text:tab/>{</text:p>
      <text:p text:style-name="P3"><text:tab/><text:tab/><text:tab/><text:tab/><text:tab/><text:tab/><text:tab/><text:tab/>table[j][k][strlen(table[j][k])]=eclsr[p];</text:p>
      <text:p text:style-name="P3"><text:tab/><text:tab/><text:tab/><text:tab/><text:tab/><text:tab/><text:tab/>}</text:p>
      <text:p text:style-name="P3"><text:tab/><text:tab/><text:tab/><text:tab/><text:tab/><text:tab/>}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<text:tab/>int thisind=0,fin=0;</text:p>
      <text:p text:style-name="P3"><text:soft-page-break/><text:tab/><text:tab/>for(int k=0;k&lt;sn;k++)</text:p>
      <text:p text:style-name="P3"><text:tab/><text:tab/>{</text:p>
      <text:p text:style-name="P3"><text:tab/><text:tab/><text:tab/>for(int l=0;l&lt;clsind;l++)</text:p>
      <text:p text:style-name="P3"><text:tab/><text:tab/><text:tab/>{</text:p>
      <text:p text:style-name="P3"><text:tab/><text:tab/><text:tab/><text:tab/>for(int p=0;p&lt;sn;p++)</text:p>
      <text:p text:style-name="P3"><text:tab/><text:tab/><text:tab/><text:tab/>{</text:p>
      <text:p text:style-name="P3"><text:tab/><text:tab/><text:tab/><text:tab/><text:tab/>if(states[p]==eclsr[l]&amp;&amp;isfinal[p]==1)</text:p>
      <text:p text:style-name="P3"><text:tab/><text:tab/><text:tab/><text:tab/><text:tab/>{</text:p>
      <text:p text:style-name="P3"><text:tab/><text:tab/><text:tab/><text:tab/><text:tab/><text:tab/>fin=1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if(fin==1)</text:p>
      <text:p text:style-name="P3"><text:tab/><text:tab/><text:tab/><text:tab/>break;</text:p>
      <text:p text:style-name="P3"><text:tab/><text:tab/><text:tab/>}</text:p>
      <text:p text:style-name="P3"><text:tab/><text:tab/><text:tab/>if(states[k]==hasEps[i])</text:p>
      <text:p text:style-name="P3"><text:tab/><text:tab/><text:tab/>thisind=k;</text:p>
      <text:p text:style-name="P3"><text:tab/><text:tab/>}</text:p>
      <text:p text:style-name="P3"><text:tab/><text:tab/>for(int j=0;j&lt;clsind;j++)</text:p>
      <text:p text:style-name="P3"><text:tab/><text:tab/>{</text:p>
      <text:p text:style-name="P3"><text:tab/><text:tab/><text:tab/>for(int k=0;k&lt;sn;k++)</text:p>
      <text:p text:style-name="P3"><text:tab/><text:tab/><text:tab/>{</text:p>
      <text:p text:style-name="P3"><text:tab/><text:tab/><text:tab/><text:tab/>if(eclsr[j]==states[k])</text:p>
      <text:p text:style-name="P3"><text:tab/><text:tab/><text:tab/><text:tab/>{</text:p>
      <text:p text:style-name="P3"><text:tab/><text:tab/><text:tab/><text:tab/><text:tab/>for(int l=0;l&lt;tn;l++)</text:p>
      <text:p text:style-name="P3"><text:tab/><text:tab/><text:tab/><text:tab/><text:tab/>{</text:p>
      <text:p text:style-name="P3"><text:tab/><text:tab/><text:tab/><text:tab/><text:tab/><text:tab/>for(int o=0;o&lt;strlen(table[k][l]);o++)</text:p>
      <text:p text:style-name="P3"><text:tab/><text:tab/><text:tab/><text:tab/><text:tab/><text:tab/>{</text:p>
      <text:p text:style-name="P3"><text:tab/><text:tab/><text:tab/><text:tab/><text:tab/><text:tab/><text:tab/>int ffll=0;</text:p>
      <text:p text:style-name="P3"><text:tab/><text:tab/><text:tab/><text:tab/><text:tab/><text:tab/><text:tab/>for(int p=0;p&lt;strlen(table[thisind][l]);p++)</text:p>
      <text:p text:style-name="P3"><text:tab/><text:tab/><text:tab/><text:tab/><text:tab/><text:tab/><text:tab/>{</text:p>
      <text:p text:style-name="P3"><text:tab/><text:tab/><text:tab/><text:tab/><text:tab/><text:tab/><text:tab/><text:tab/>if(table[thisind][l][o]==table[k][l][p])</text:p>
      <text:p text:style-name="P3"><text:tab/><text:tab/><text:tab/><text:tab/><text:tab/><text:tab/><text:tab/><text:tab/>{</text:p>
      <text:p text:style-name="P3"><text:tab/><text:tab/><text:tab/><text:tab/><text:tab/><text:tab/><text:tab/><text:tab/>ffll=1;</text:p>
      <text:p text:style-name="P3"><text:tab/><text:tab/><text:tab/><text:tab/><text:tab/><text:tab/><text:tab/><text:tab/>break;</text:p>
      <text:p text:style-name="P3"><text:tab/><text:tab/><text:tab/><text:tab/><text:tab/><text:tab/><text:tab/><text:tab/>}</text:p>
      <text:p text:style-name="P3"><text:tab/><text:tab/><text:tab/><text:tab/><text:tab/><text:tab/><text:tab/>}</text:p>
      <text:p text:style-name="P3"><text:tab/><text:tab/><text:tab/><text:tab/><text:tab/><text:tab/><text:tab/>if(ffll==0&amp;&amp;table[k][l][o]!='-')</text:p>
      <text:p text:style-name="P3"><text:tab/><text:tab/><text:tab/><text:tab/><text:tab/><text:tab/><text:tab/>{</text:p>
      <text:p text:style-name="P3"><text:tab/><text:tab/><text:tab/><text:tab/><text:tab/><text:tab/><text:tab/><text:tab/>if(table[thisind][l][0]=='-')</text:p>
      <text:p text:style-name="P3"><text:tab/><text:tab/><text:tab/><text:tab/><text:tab/><text:tab/><text:tab/><text:tab/>table[thisind][l][0]=table[k][l][o];</text:p>
      <text:p text:style-name="P3"><text:tab/><text:tab/><text:tab/><text:tab/><text:tab/><text:tab/><text:tab/><text:tab/>else</text:p>
      <text:p text:style-name="P3"><text:tab/><text:tab/><text:tab/><text:tab/><text:tab/><text:tab/><text:tab/><text:tab/>table[thisind][l][strlen(table[thisind][l])]=table[k][l][o];</text:p>
      <text:p text:style-name="P3"><text:tab/><text:tab/><text:tab/><text:tab/><text:tab/><text:tab/><text:tab/>}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<text:tab/>isfinal[thisind]=fin|isfinal[thisind];</text:p>
      <text:p text:style-name="P3"><text:tab/>}</text:p>
      <text:p text:style-name="P3"><text:soft-page-break/><text:tab/>printf("\nThe equivalent DFA\n");</text:p>
      <text:p text:style-name="P3"><text:tab/>eclsr[0]='\0';</text:p>
      <text:p text:style-name="P3"><text:tab/>clsind=0;</text:p>
      <text:p text:style-name="P3"><text:tab/>eclfnl=0;</text:p>
      <text:p text:style-name="P3"><text:tab/>if(strcmp(table[0][tn],"-")==0)</text:p>
      <text:p text:style-name="P3"><text:tab/>{</text:p>
      <text:p text:style-name="P3"><text:tab/><text:tab/>eclsr[0]=states[0];</text:p>
      <text:p text:style-name="P3"><text:tab/><text:tab/>eclsr[1]='\0';</text:p>
      <text:p text:style-name="P3"><text:tab/><text:tab/>resfinal[0]=isfinal[0];</text:p>
      <text:p text:style-name="P3"><text:tab/>}</text:p>
      <text:p text:style-name="P3"><text:tab/>else</text:p>
      <text:p text:style-name="P3"><text:tab/>{</text:p>
      <text:p text:style-name="P3"><text:tab/><text:tab/>eClosure(states[0]);</text:p>
      <text:p text:style-name="P3"><text:tab/><text:tab/>resfinal[0]=eclfnl;</text:p>
      <text:p text:style-name="P3"><text:tab/>}</text:p>
      <text:p text:style-name="P3"><text:tab/>strcpy(resStates[0],eclsr); </text:p>
      <text:p text:style-name="P3"><text:tab/>for(int i=0;i&lt;tn;i++)</text:p>
      <text:p text:style-name="P3"><text:tab/>{</text:p>
      <text:p text:style-name="P3"><text:tab/><text:tab/>strcpy(restable[0][i],table[0][i]);</text:p>
      <text:p text:style-name="P3"><text:tab/>}</text:p>
      <text:p text:style-name="P3"><text:tab/>rescount=1;</text:p>
      <text:p text:style-name="P3"><text:tab/>resind=0;</text:p>
      <text:p text:style-name="P3"><text:tab/>char curres[50];</text:p>
      <text:p text:style-name="P3"><text:tab/>int curlen=0;</text:p>
      <text:p text:style-name="P3"><text:tab/>while(rescount&gt;resind)</text:p>
      <text:p text:style-name="P3"><text:tab/>{</text:p>
      <text:p text:style-name="P3"><text:tab/><text:tab/>for(int j=0;j&lt;tn;j++)</text:p>
      <text:p text:style-name="P3"><text:tab/><text:tab/>{</text:p>
      <text:p text:style-name="P3"><text:tab/><text:tab/><text:tab/>int flgg=0;</text:p>
      <text:p text:style-name="P3"><text:tab/><text:tab/><text:tab/>int ri=0;</text:p>
      <text:p text:style-name="P3"><text:tab/><text:tab/><text:tab/>flgg=-1;</text:p>
      <text:p text:style-name="P3"><text:tab/><text:tab/><text:tab/>curlen=0;</text:p>
      <text:p text:style-name="P3"><text:tab/><text:tab/><text:tab/>for(int k=0;k&lt;strlen(resStates[resind]);k++)</text:p>
      <text:p text:style-name="P3"><text:tab/><text:tab/><text:tab/>{</text:p>
      <text:p text:style-name="P3"><text:tab/><text:tab/><text:tab/><text:tab/>for(int l=0;l&lt;sn;l++)</text:p>
      <text:p text:style-name="P3"><text:tab/><text:tab/><text:tab/><text:tab/>{</text:p>
      <text:p text:style-name="P3"><text:tab/><text:tab/><text:tab/><text:tab/><text:tab/>if(states[l]==resStates[resind][k])</text:p>
      <text:p text:style-name="P3"><text:tab/><text:tab/><text:tab/><text:tab/><text:tab/>{</text:p>
      <text:p text:style-name="P3"><text:tab/><text:tab/><text:tab/><text:tab/><text:tab/><text:tab/>resfinal[resind]=resfinal[resind]|isfinal[l];</text:p>
      <text:p text:style-name="P3"><text:tab/><text:tab/><text:tab/><text:tab/><text:tab/><text:tab/>flgg=l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if(flgg&gt;=0)</text:p>
      <text:p text:style-name="P3"><text:tab/><text:tab/><text:tab/><text:tab/>{<text:tab/>for(int p=0;p&lt;strlen(table[flgg][j]);p++)</text:p>
      <text:p text:style-name="P3"><text:tab/><text:tab/><text:tab/><text:tab/><text:tab/>{</text:p>
      <text:p text:style-name="P3"><text:tab/><text:tab/><text:tab/><text:tab/><text:tab/><text:tab/>int fff=1;</text:p>
      <text:p text:style-name="P3"><text:tab/><text:tab/><text:tab/><text:tab/><text:tab/><text:tab/>for(int l=0;l&lt;curlen;l++)</text:p>
      <text:p text:style-name="P3"><text:tab/><text:tab/><text:tab/><text:tab/><text:tab/><text:tab/>{</text:p>
      <text:p text:style-name="P3"><text:tab/><text:tab/><text:tab/><text:tab/><text:tab/><text:tab/></text:p>
      <text:p text:style-name="P3"><text:tab/><text:tab/><text:tab/><text:tab/><text:tab/><text:tab/><text:tab/>if(curres[l]==table[flgg][j][p])</text:p>
      <text:p text:style-name="P3"><text:tab/><text:tab/><text:tab/><text:tab/><text:tab/><text:tab/><text:tab/>{</text:p>
      <text:p text:style-name="P3"><text:soft-page-break/><text:tab/><text:tab/><text:tab/><text:tab/><text:tab/><text:tab/><text:tab/><text:tab/>fff=0;</text:p>
      <text:p text:style-name="P3"><text:tab/><text:tab/><text:tab/><text:tab/><text:tab/><text:tab/><text:tab/><text:tab/>break;</text:p>
      <text:p text:style-name="P3"><text:tab/><text:tab/><text:tab/><text:tab/><text:tab/><text:tab/><text:tab/>}</text:p>
      <text:p text:style-name="P3"><text:tab/><text:tab/><text:tab/><text:tab/><text:tab/><text:tab/>}</text:p>
      <text:p text:style-name="P3"><text:tab/><text:tab/><text:tab/><text:tab/><text:tab/><text:tab/>if(fff==1&amp;&amp;table[flgg][j][p]!='-')</text:p>
      <text:p text:style-name="P3"><text:tab/><text:tab/><text:tab/><text:tab/><text:tab/><text:tab/>{</text:p>
      <text:p text:style-name="P3"><text:tab/><text:tab/><text:tab/><text:tab/><text:tab/><text:tab/><text:tab/>curres[curlen]=table[flgg][j][p];</text:p>
      <text:p text:style-name="P3"><text:tab/><text:tab/><text:tab/><text:tab/><text:tab/><text:tab/><text:tab/>curlen++;</text:p>
      <text:p text:style-name="P3"><text:tab/><text:tab/><text:tab/><text:tab/><text:tab/><text:tab/><text:tab/>resfinal[resind]=isfinal[flgg];</text:p>
      <text:p text:style-name="P3"><text:tab/><text:tab/><text:tab/><text:tab/><text:tab/><text:tab/><text:tab/>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<text:tab/>if(curlen==0)</text:p>
      <text:p text:style-name="P3"><text:tab/><text:tab/><text:tab/>continue;</text:p>
      <text:p text:style-name="P3"><text:tab/><text:tab/><text:tab/>flgg=1;</text:p>
      <text:p text:style-name="P3"><text:tab/><text:tab/><text:tab/>strcpy(sstr,curres);</text:p>
      <text:p text:style-name="P3"><text:tab/><text:tab/><text:tab/>sortString();</text:p>
      <text:p text:style-name="P3"><text:tab/><text:tab/><text:tab/>strcpy(curres,sstr);</text:p>
      <text:p text:style-name="P3"><text:tab/><text:tab/><text:tab/>for(int k=0;k&lt;rescount;k++)</text:p>
      <text:p text:style-name="P3"><text:tab/><text:tab/><text:tab/>{</text:p>
      <text:p text:style-name="P3"><text:tab/><text:tab/><text:tab/><text:tab/>curres[curlen]='\0';</text:p>
      <text:p text:style-name="P3"><text:tab/><text:tab/><text:tab/><text:tab/>strcpy(sstr,resStates[k]);</text:p>
      <text:p text:style-name="P3"><text:tab/><text:tab/><text:tab/><text:tab/>sortString();</text:p>
      <text:p text:style-name="P3"><text:tab/><text:tab/><text:tab/><text:tab/>strcpy(resStates[k],sstr);</text:p>
      <text:p text:style-name="P3"><text:tab/><text:tab/><text:tab/><text:tab/>if(strcmp(resStates[k],curres)==0)</text:p>
      <text:p text:style-name="P3"><text:tab/><text:tab/><text:tab/><text:tab/>{</text:p>
      <text:p text:style-name="P3"><text:tab/><text:tab/><text:tab/><text:tab/><text:tab/>flgg=0;</text:p>
      <text:p text:style-name="P3"><text:tab/><text:tab/><text:tab/><text:tab/>}</text:p>
      <text:p text:style-name="P3"><text:tab/><text:tab/><text:tab/>}</text:p>
      <text:p text:style-name="P3"><text:tab/><text:tab/><text:tab/>if(flgg==1)</text:p>
      <text:p text:style-name="P3"><text:tab/><text:tab/><text:tab/>{</text:p>
      <text:p text:style-name="P3"><text:tab/><text:tab/><text:tab/><text:tab/>strcpy(resStates[rescount],curres);</text:p>
      <text:p text:style-name="P3"><text:tab/><text:tab/><text:tab/><text:tab/>rescount++;</text:p>
      <text:p text:style-name="P3"><text:tab/><text:tab/><text:tab/>}</text:p>
      <text:p text:style-name="P3"><text:tab/><text:tab/><text:tab/>strcpy(restable[resind][j],curres);</text:p>
      <text:p text:style-name="P3"><text:tab/><text:tab/>}</text:p>
      <text:p text:style-name="P3"><text:tab/><text:tab/>resind++;</text:p>
      <text:p text:style-name="P3"><text:tab/>}</text:p>
      <text:p text:style-name="P3"><text:tab/>for(int i=0;i&lt;tn;i++)</text:p>
      <text:p text:style-name="P3"><text:tab/>{</text:p>
      <text:p text:style-name="P3"><text:tab/><text:tab/>printf("\t%c",terms[i]);</text:p>
      <text:p text:style-name="P3"><text:tab/>}</text:p>
      <text:p text:style-name="P3"><text:tab/>printf("\tFinal?\n");</text:p>
      <text:p text:style-name="P3"><text:tab/>for(int i=0;i&lt;rescount;i++)</text:p>
      <text:p text:style-name="P3"><text:tab/>{</text:p>
      <text:p text:style-name="P3"><text:tab/><text:tab/>printf("%c\t",('A'+i));</text:p>
      <text:p text:style-name="P3"><text:tab/><text:tab/>for(int j=0;j&lt;tn+1;j++)</text:p>
      <text:p text:style-name="P3"><text:tab/><text:tab/>{</text:p>
      <text:p text:style-name="P3"><text:tab/><text:tab/><text:tab/>if(j==tn)</text:p>
      <text:p text:style-name="P3"><text:tab/><text:tab/><text:tab/>{</text:p>
      <text:p text:style-name="P3"><text:soft-page-break/><text:tab/><text:tab/><text:tab/><text:tab/>if(resfinal[i])</text:p>
      <text:p text:style-name="P3"><text:tab/><text:tab/><text:tab/><text:tab/>{</text:p>
      <text:p text:style-name="P3"><text:tab/><text:tab/><text:tab/><text:tab/><text:tab/>printf("YES\n");</text:p>
      <text:p text:style-name="P3"><text:tab/><text:tab/><text:tab/><text:tab/>}</text:p>
      <text:p text:style-name="P3"><text:tab/><text:tab/><text:tab/><text:tab/>else</text:p>
      <text:p text:style-name="P3"><text:tab/><text:tab/><text:tab/><text:tab/><text:tab/>printf("N0\n");</text:p>
      <text:p text:style-name="P3"><text:tab/><text:tab/><text:tab/>}</text:p>
      <text:p text:style-name="P3"><text:tab/><text:tab/><text:tab/>else if(strcmp(restable[i][j],"")==0||strcmp(restable[i][j],"-")==0)</text:p>
      <text:p text:style-name="P3"><text:tab/><text:tab/><text:tab/><text:tab/>printf("NULL\t");</text:p>
      <text:p text:style-name="P3"><text:tab/><text:tab/><text:tab/>else</text:p>
      <text:p text:style-name="P3"><text:tab/><text:tab/><text:tab/>{</text:p>
      <text:p text:style-name="P3"><text:tab/><text:tab/><text:tab/><text:tab/>for(int k=0;k&lt;rescount;k++)</text:p>
      <text:p text:style-name="P3"><text:tab/><text:tab/><text:tab/><text:tab/>{</text:p>
      <text:p text:style-name="P3"><text:tab/><text:tab/><text:tab/><text:tab/><text:tab/>if(strcmp(resStates[k],restable[i][j])==0)</text:p>
      <text:p text:style-name="P3"><text:tab/><text:tab/><text:tab/><text:tab/><text:tab/>{</text:p>
      <text:p text:style-name="P3"><text:tab/><text:tab/><text:tab/><text:tab/><text:tab/><text:tab/>printf("%c\t",('A'+k))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}<text:tab/></text:p>
      <text:p text:style-name="P3"><text:tab/><text:tab/>}</text:p>
      <text:p text:style-name="P3"><text:tab/>}</text:p>
      <text:p text:style-name="P3"><text:tab/>printf("\n");</text:p>
      <text:p text:style-name="P3">}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><text:tab/></text:p>
      <text:p text:style-name="P3"><text:soft-page-break/></text:p>
      <text:p text:style-name="P4">OUTPUT</text:p>
      <text:p text:style-name="P4"/>
      <text:p text:style-name="P4">Number of states<text:tab/>11</text:p>
      <text:p text:style-name="P4">Number of terminals<text:tab/>2</text:p>
      <text:p text:style-name="P4">Enter States<text:tab/>A B C D E F G H I J K</text:p>
      <text:p text:style-name="P4">Enter terminals<text:tab/>0 1</text:p>
      <text:p text:style-name="P4">Transition table</text:p>
      <text:p text:style-name="P4"><text:tab/>0<text:tab/>1<text:tab/>epsln<text:tab/>Final?</text:p>
      <text:p text:style-name="P4">A<text:tab/>-<text:tab/>-<text:tab/>BH<text:tab/>n</text:p>
      <text:p text:style-name="P4">B<text:tab/>-<text:tab/>-<text:tab/>CE<text:tab/>n</text:p>
      <text:p text:style-name="P4">C<text:tab/>D<text:tab/>-<text:tab/>-<text:tab/>n</text:p>
      <text:p text:style-name="P4">D<text:tab/>-<text:tab/>-<text:tab/>G<text:tab/>n</text:p>
      <text:p text:style-name="P4">E<text:tab/>-<text:tab/>F<text:tab/>-<text:tab/>n</text:p>
      <text:p text:style-name="P4">F<text:tab/>-<text:tab/>-<text:tab/>G<text:tab/>n</text:p>
      <text:p text:style-name="P4">G<text:tab/>-<text:tab/>-<text:tab/>BH<text:tab/>n</text:p>
      <text:p text:style-name="P4">H<text:tab/>I<text:tab/>-<text:tab/>-<text:tab/>n</text:p>
      <text:p text:style-name="P4">I<text:tab/>-<text:tab/>J<text:tab/>-<text:tab/>n</text:p>
      <text:p text:style-name="P4">J<text:tab/>-<text:tab/>K<text:tab/>-<text:tab/>n</text:p>
      <text:p text:style-name="P4">K<text:tab/>-<text:tab/>-<text:tab/>-<text:tab/>y</text:p>
      <text:p text:style-name="P4"/>
      <text:p text:style-name="P4">The equivalent DFA</text:p>
      <text:p text:style-name="P4"><text:tab/>0<text:tab/>1<text:tab/>final?</text:p>
      <text:p text:style-name="P4">A<text:tab/>B<text:tab/>C<text:tab/>No</text:p>
      <text:p text:style-name="P4">B<text:tab/>B<text:tab/>D<text:tab/>No</text:p>
      <text:p text:style-name="P4">C<text:tab/>B<text:tab/>C<text:tab/>No</text:p>
      <text:p text:style-name="P4">D<text:tab/>B<text:tab/>E<text:tab/>No</text:p>
      <text:p text:style-name="P4">E<text:tab/>B<text:tab/>C<text:tab/>Y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12-15T14:32:35.484063543</meta:print-date>
    <dc:date>2022-12-15T14:32:11.870993409</dc:date>
    <meta:editing-duration>PT25M59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8" meta:paragraph-count="354" meta:word-count="520" meta:character-count="5475" meta:non-whitespace-character-count="4261"/>
  </office:meta>
</office:document-meta>
</file>